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ConsolasRegular, 'Courier New', monospace"/>
    <style:font-face style:name="Consolas2" svg:font-family="Consolas, 'Courier New', monospace"/>
    <style:font-face style:name="Consolas" svg:font-family="Consolas, monospace"/>
    <style:font-face style:name="Courier 10 Pitch" svg:font-family="'Courier 10 Pitch', Courier, monospace"/>
    <style:font-face style:name="Mangal1" svg:font-family="Mangal"/>
    <style:font-face style:name="Menlo" svg:font-family="Menlo, Monaco, Consolas, 'Courier New', monospace"/>
    <style:font-face style:name="Menlo1" svg:font-family="Menlo, Monaco, 'Courier New', Courier, monospace"/>
    <style:font-face style:name="Open Sans" svg:font-family="'Open Sans'"/>
    <style:font-face style:name="courier new" svg:font-family="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f67" officeooo:paragraph-rsid="00042f67"/>
    </style:style>
    <style:style style:name="P2" style:family="paragraph" style:parent-style-name="Standard">
      <style:text-properties officeooo:rsid="0007a762" officeooo:paragraph-rsid="0007a762"/>
    </style:style>
    <style:style style:name="P3" style:family="paragraph" style:parent-style-name="Standard">
      <style:text-properties officeooo:rsid="00092ddb" officeooo:paragraph-rsid="00092ddb"/>
    </style:style>
    <style:style style:name="P4" style:family="paragraph" style:parent-style-name="Standard">
      <style:text-properties officeooo:paragraph-rsid="00092ddb"/>
    </style:style>
    <style:style style:name="P5" style:family="paragraph" style:parent-style-name="Standard">
      <style:text-properties officeooo:paragraph-rsid="000c92fc"/>
    </style:style>
    <style:style style:name="P6" style:family="paragraph" style:parent-style-name="Standard">
      <style:text-properties officeooo:paragraph-rsid="0010fad9"/>
    </style:style>
    <style:style style:name="P7" style:family="paragraph" style:parent-style-name="Standard">
      <style:text-properties officeooo:paragraph-rsid="001165d7"/>
    </style:style>
    <style:style style:name="P8" style:family="paragraph" style:parent-style-name="Standard">
      <style:text-properties fo:font-variant="normal" fo:text-transform="none" fo:color="#008000" style:font-name="inherit" fo:font-size="13.5pt" fo:letter-spacing="normal" fo:font-style="normal" fo:font-weight="bold" officeooo:paragraph-rsid="000c92fc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inherit" fo:font-size="13.5pt" fo:letter-spacing="normal" fo:font-style="normal" fo:font-weight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ourier new" fo:font-size="13.5pt" fo:letter-spacing="normal" fo:font-style="normal" fo:font-weight="bold" loext:padding="0in" loext:border="none"/>
    </style:style>
    <style:style style:name="P11" style:family="paragraph" style:parent-style-name="Preformatted_20_Text">
      <loext:graphic-properties draw:fill="solid" draw:fill-color="#f1f1f1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1f1f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2" style:family="paragraph" style:parent-style-name="Preformatted_20_Text">
      <loext:graphic-properties draw:fill="solid" draw:fill-color="#f1f1f1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1f1f1" fo:padding="0.052in" fo:border="0.06pt solid #d6d6d6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92ddb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67aeb"/>
    </style:style>
    <style:style style:name="P15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rsid="00042f67" officeooo:paragraph-rsid="00042f67"/>
    </style:style>
    <style:style style:name="P16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rsid="0007a762" officeooo:paragraph-rsid="0007a762"/>
    </style:style>
    <style:style style:name="P1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="0in" fo:border="none"/>
      <style:text-properties fo:font-variant="normal" fo:text-transform="none" fo:color="#404040" style:font-name="Courier 10 Pitch" fo:letter-spacing="normal" fo:font-style="normal" fo:font-weight="normal"/>
    </style:style>
    <style:style style:name="P18" style:family="paragraph" style:parent-style-name="Standard">
      <style:text-properties fo:font-variant="normal" fo:text-transform="none" fo:color="#222222" style:font-name="Open Sans" fo:font-size="11.25pt" fo:letter-spacing="normal" fo:font-style="normal" fo:font-weight="normal" officeooo:paragraph-rsid="00092ddb"/>
    </style:style>
    <style:style style:name="P19" style:family="paragraph" style:parent-style-name="Standard">
      <style:text-properties officeooo:paragraph-rsid="000c92fc"/>
    </style:style>
    <style:style style:name="P20" style:family="paragraph" style:parent-style-name="Standard">
      <style:text-properties fo:color="#608b4e" style:font-name="Consolas2" fo:font-size="10.5pt" fo:font-weight="normal" officeooo:paragraph-rsid="000c92fc" fo:background-color="#1e1e1e"/>
    </style:style>
    <style:style style:name="P21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404040" style:font-name="Courier 10 Pitch" fo:letter-spacing="normal" fo:font-style="normal" fo:font-weight="normal"/>
    </style:style>
    <style:style style:name="T1" style:family="text">
      <style:text-properties fo:font-variant="normal" fo:text-transform="none" fo:color="#008080" style:font-name="Consolas" fo:font-size="10.5pt" fo:letter-spacing="normal" fo:font-style="normal" fo:font-weight="normal"/>
    </style:style>
    <style:style style:name="T2" style:family="text">
      <style:text-properties fo:font-variant="normal" fo:text-transform="none" fo:color="#006fe0" style:font-name="Consolas1" fo:font-size="9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6fe0" style:font-name="Menlo" fo:font-size="9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Consolas1" fo:font-size="9pt" fo:letter-spacing="normal" fo:font-style="normal" fo:font-weight="bold"/>
    </style:style>
    <style:style style:name="T5" style:family="text">
      <style:text-properties fo:font-variant="normal" fo:text-transform="none" fo:color="#000000" style:font-name="Consolas1" fo:font-size="9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313131" style:font-name="Menlo" fo:font-size="9pt" fo:letter-spacing="normal" fo:font-style="normal" fo:font-weight="normal"/>
    </style:style>
    <style:style style:name="T9" style:family="text">
      <style:text-properties fo:font-variant="normal" fo:text-transform="none" fo:color="#990073" style:font-name="Consolas" fo:font-size="10.5pt" fo:letter-spacing="normal" fo:font-style="normal" fo:font-weight="normal"/>
    </style:style>
    <style:style style:name="T10" style:family="text">
      <style:text-properties fo:font-variant="normal" fo:text-transform="none" fo:color="#009926" style:font-name="Consolas" fo:font-size="10.5pt" fo:letter-spacing="normal" fo:font-style="normal" fo:font-weight="normal"/>
    </style:style>
    <style:style style:name="T11" style:family="text">
      <style:text-properties fo:font-variant="normal" fo:text-transform="none" fo:color="#a71d5d" style:font-name="Consolas" fo:font-size="10.5pt" fo:letter-spacing="normal" fo:font-style="normal" fo:font-weight="normal"/>
    </style:style>
    <style:style style:name="T12" style:family="text">
      <style:text-properties fo:font-variant="normal" fo:text-transform="none" fo:color="#445588" style:font-name="Consolas" fo:font-size="10.5pt" fo:letter-spacing="normal" fo:font-style="normal" fo:font-weight="bold"/>
    </style:style>
    <style:style style:name="T13" style:family="text">
      <style:text-properties fo:font-variant="normal" fo:text-transform="none" fo:color="#abb2bf" style:font-name="Menlo" fo:font-size="9.75pt" fo:letter-spacing="normal" fo:font-style="normal" fo:font-weight="normal"/>
    </style:style>
    <style:style style:name="T14" style:family="text">
      <style:text-properties fo:font-variant="normal" fo:text-transform="none" fo:color="#abb2bf" fo:letter-spacing="normal"/>
    </style:style>
    <style:style style:name="T15" style:family="text">
      <style:text-properties fo:font-variant="normal" fo:text-transform="none" fo:color="#c678dd" style:font-name="Menlo" fo:font-size="9.75pt" fo:letter-spacing="normal" fo:font-style="normal" fo:font-weight="normal"/>
    </style:style>
    <style:style style:name="T16" style:family="text">
      <style:text-properties fo:font-variant="normal" fo:text-transform="none" fo:color="#222222" style:font-name="Open Sans" fo:font-size="11.25pt" fo:letter-spacing="normal" fo:font-style="normal" fo:font-weight="normal"/>
    </style:style>
    <style:style style:name="T17" style:family="text">
      <style:text-properties fo:font-variant="normal" fo:text-transform="none" fo:color="#222222" style:font-name="Open Sans" fo:font-size="11.25pt" fo:letter-spacing="normal" fo:font-style="normal" fo:font-weight="bold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color="#008080" style:font-name="Consolas1" fo:font-weight="bold" loext:padding="0in" loext:border="none"/>
    </style:style>
    <style:style style:name="T20" style:family="text">
      <style:text-properties fo:color="#002d7a" style:font-name="Consolas1" fo:font-weight="bold" loext:padding="0in" loext:border="none"/>
    </style:style>
    <style:style style:name="T21" style:family="text">
      <style:text-properties fo:color="#002d7a" style:font-name="inherit"/>
    </style:style>
    <style:style style:name="T22" style:family="text">
      <style:text-properties fo:color="#002d7a" style:font-name="Menlo1" fo:font-size="12pt" fo:font-weight="normal"/>
    </style:style>
    <style:style style:name="T23" style:family="text">
      <style:text-properties fo:color="#006fe0"/>
    </style:style>
    <style:style style:name="T24" style:family="text">
      <style:text-properties fo:color="#006fe0" loext:padding="0in" loext:border="none"/>
    </style:style>
    <style:style style:name="T25" style:family="text">
      <style:text-properties fo:color="#006fe0" style:font-name="Consolas1" fo:font-weight="bold" loext:padding="0in" loext:border="none"/>
    </style:style>
    <style:style style:name="T26" style:family="text">
      <style:text-properties fo:color="#006fe0" style:font-name="inherit"/>
    </style:style>
    <style:style style:name="T27" style:family="text">
      <style:text-properties fo:color="#000000" style:font-name="Consolas1" fo:font-weight="bold" loext:padding="0in" loext:border="none"/>
    </style:style>
    <style:style style:name="T28" style:family="text">
      <style:text-properties fo:color="#333333" style:font-name="Consolas1" fo:font-weight="bold" loext:padding="0in" loext:border="none"/>
    </style:style>
    <style:style style:name="T29" style:family="text">
      <style:text-properties officeooo:rsid="00092ddb"/>
    </style:style>
    <style:style style:name="T30" style:family="text">
      <style:text-properties fo:color="#15a6eb" style:font-name="inherit"/>
    </style:style>
    <style:style style:name="T31" style:family="text">
      <style:text-properties fo:color="#3215eb" style:font-name="inherit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pm install </text:p>
      <text:p text:style-name="P11"><text:span text:style-name="T19">npm </text:span><text:span text:style-name="T20">install</text:span><text:span text:style-name="T24"> </text:span><text:span text:style-name="T25">-</text:span><text:span text:style-name="T27">g</text:span><text:span text:style-name="T24"> </text:span><text:span text:style-name="T28">@</text:span><text:span text:style-name="T20">angular</text:span><text:span text:style-name="T25">/</text:span><text:span text:style-name="T20">cli</text:span> </text:p>
      <text:p text:style-name="P12"><text:span text:style-name="T5">ng</text:span><text:span text:style-name="T3"> </text:span><text:span text:style-name="T4">new</text:span><text:span text:style-name="T3"> </text:span><text:span text:style-name="T4">project</text:span><text:span text:style-name="T2">-</text:span><text:span text:style-name="T4">name</text:span><text:span text:style-name="T8"> </text:span></text:p>
      <text:p text:style-name="P12"><text:span text:style-name="T5">ng</text:span><text:span text:style-name="T3"> </text:span><text:span text:style-name="T4">serve</text:span><text:span text:style-name="T3"> </text:span><text:span text:style-name="T2">--</text:span><text:span text:style-name="T4">open</text:span><text:span text:style-name="T8"> </text:span></text:p>
      <text:p text:style-name="P1">install GIT, NPM, Node JS, Visual Code.</text:p>
      <text:p text:style-name="P1"/>
      <text:p text:style-name="P15">ng new to-do-app --skip-install</text:p>
      <text:p text:style-name="P17">cd to-do-app</text:p>
      <text:p text:style-name="P17">yarn</text:p>
      <text:p text:style-name="P17">code .</text:p>
      <text:p text:style-name="P17">ng serve</text:p>
      <text:p text:style-name="P2">Taọ 1 component :</text:p>
      <text:p text:style-name="P16">ng g component To-Do</text:p>
      <text:p text:style-name="P21">ng g service to-do/To-Do</text:p>
      <text:p text:style-name="P3">cấu trúc angular</text:p>
      <text:p text:style-name="P3">+ NgModule:</text:p>
      <text:p text:style-name="P6"><text:span text:style-name="T29"><text:tab/></text:span><text:span text:style-name="T1">@NgModule</text:span><text:span text:style-name="T6">({ </text:span></text:p>
      <text:p text:style-name="P6"><text:span text:style-name="T9">imports:</text:span><text:span text:style-name="T7"> </text:span><text:span text:style-name="T6">[ </text:span><text:span text:style-name="T10">//</text:span><text:span text:style-name="T7"> </text:span><text:span text:style-name="T6">các </text:span><text:span text:style-name="T11">module</text:span><text:span text:style-name="T6"> </text:span><text:span text:style-name="T12">ph</text:span><text:span text:style-name="T6">ụ </text:span><text:span text:style-name="T12">thu</text:span><text:span text:style-name="T6">ộ</text:span><text:span text:style-name="T12">c</text:span><text:span text:style-name="T6">, </text:span><text:span text:style-name="T12">route</text:span><text:span text:style-name="T6"> </text:span><text:span text:style-name="T12">c</text:span><text:span text:style-name="T6">ũ</text:span><text:span text:style-name="T12">ng</text:span><text:span text:style-name="T6"> </text:span><text:span text:style-name="T12">s</text:span><text:span text:style-name="T6">ẽ </text:span><text:span text:style-name="T12">t</text:span><text:span text:style-name="T6">í</text:span><text:span text:style-name="T12">nh</text:span><text:span text:style-name="T6"> </text:span><text:span text:style-name="T12">l</text:span><text:span text:style-name="T6">à </text:span><text:span text:style-name="T12">module</text:span><text:span text:style-name="T6">, </text:span><text:span text:style-name="T12">t</text:span><text:span text:style-name="T6">í </text:span><text:span text:style-name="T12">n</text:span><text:span text:style-name="T6">ó</text:span><text:span text:style-name="T12">i</text:span><text:span text:style-name="T6"> </text:span><text:span text:style-name="T12">sau</text:span><text:span text:style-name="T6">.</text:span><text:span text:style-name="T7"> </text:span><text:span text:style-name="T6">], </text:span></text:p>
      <text:p text:style-name="P7"><text:span text:style-name="T9">declarations:</text:span><text:span text:style-name="T7"> </text:span><text:span text:style-name="T6">[ </text:span><text:span text:style-name="T10">//</text:span><text:span text:style-name="T7"> </text:span><text:span text:style-name="T6">các thứ dùng trong template, tức là component, directive với pipe ], </text:span><text:span text:style-name="T9">bootstrap:</text:span><text:span text:style-name="T7"> </text:span><text:span text:style-name="T6">[ </text:span><text:span text:style-name="T10">//</text:span><text:span text:style-name="T7"> </text:span><text:span text:style-name="T6">cái </text:span><text:span text:style-name="T11">module</text:span><text:span text:style-name="T6"> </text:span><text:span text:style-name="T12">ch</text:span><text:span text:style-name="T6">í</text:span><text:span text:style-name="T12">nh</text:span><text:span text:style-name="T6"> </text:span><text:span text:style-name="T12">c</text:span><text:span text:style-name="T6">ó </text:span><text:span text:style-name="T12">c</text:span><text:span text:style-name="T6">á</text:span><text:span text:style-name="T12">i</text:span><text:span text:style-name="T6"> </text:span><text:span text:style-name="T12">n</text:span><text:span text:style-name="T6">à</text:span><text:span text:style-name="T12">y</text:span><text:span text:style-name="T6"> để </text:span><text:span text:style-name="T12">b</text:span><text:span text:style-name="T6">ộ </text:span><text:span text:style-name="T12">d</text:span><text:span text:style-name="T6">ị</text:span><text:span text:style-name="T12">ch</text:span><text:span text:style-name="T6"> </text:span><text:span text:style-name="T12">bi</text:span><text:span text:style-name="T6">ế</text:span><text:span text:style-name="T12">t</text:span><text:span text:style-name="T6"> </text:span><text:span text:style-name="T12">load</text:span><text:span text:style-name="T6"> </text:span><text:span text:style-name="T12">c</text:span><text:span text:style-name="T6">á</text:span><text:span text:style-name="T12">i</text:span><text:span text:style-name="T6"> </text:span><text:span text:style-name="T12">component</text:span><text:span text:style-name="T6"> </text:span><text:span text:style-name="T12">n</text:span><text:span text:style-name="T6">à</text:span><text:span text:style-name="T12">o</text:span><text:span text:style-name="T6"> </text:span><text:span text:style-name="T12">l</text:span><text:span text:style-name="T6">à </text:span><text:span text:style-name="T12">root</text:span><text:span text:style-name="T6">.</text:span><text:span text:style-name="T7"> </text:span><text:span text:style-name="T6">],</text:span></text:p>
      <text:p text:style-name="P7"><text:span text:style-name="T6"><text:s/></text:span><text:span text:style-name="T9">providers:</text:span><text:span text:style-name="T7"> </text:span><text:span text:style-name="T6">[ </text:span><text:span text:style-name="T10">//</text:span><text:span text:style-name="T7"> </text:span><text:span text:style-name="T6">các provider ], })</text:span> </text:p>
      <text:p text:style-name="P4">//----</text:p>
      <text:p text:style-name="P13"><text:a xlink:type="simple" xlink:href="https://stackblitz.com/edit/angular-5-example?file=app%2Fapp.module.ts" text:style-name="Internet_20_link" text:visited-style-name="Visited_20_Internet_20_Link">https://stackblitz.com/edit/angular-5-example?file=app%2Fapp.module.ts</text:a></text:p>
      <text:p text:style-name="P13">https://appdividend.com/2018/01/21/angular-5-crud-tutorial-example-scratch/#Step_1_Install_Angular_via_CLI</text:p>
      <text:p text:style-name="P13"><text:a xlink:type="simple" xlink:href="https://dzone.com/articles/building-angular5-application-step-by-step" text:style-name="Internet_20_link" text:visited-style-name="Visited_20_Internet_20_Link">https://dzone.com/articles/building-angular5-application-step-by-step</text:a></text:p>
      <text:p text:style-name="P13"><text:a xlink:type="simple" xlink:href="https://www.tutorialspoint.com/angular2/angular2_environment.htm" text:style-name="Internet_20_link" text:visited-style-name="Visited_20_Internet_20_Link">https://www.tutorialspoint.com/angular2/angular2_environment.htm</text:a></text:p>
      <text:p text:style-name="P13"><text:a xlink:type="simple" xlink:href="https://angular.io/guide/quickstart" text:style-name="Internet_20_link" text:visited-style-name="Visited_20_Internet_20_Link">https://angular.io/guide/quickstart</text:a></text:p>
      <text:p text:style-name="P13"><text:a xlink:type="simple" xlink:href="https://phocode.com/javascript/angular-lap-trinh-web-voi-angularjs-2/" text:style-name="Internet_20_link" text:visited-style-name="Visited_20_Internet_20_Link">https://phocode.com/javascript/angular-lap-trinh-web-voi-angularjs-2/</text:a></text:p>
      <text:p text:style-name="P14"><text:a xlink:type="simple" xlink:href="https://appdividend.com/2018/01/21/angular-5-crud-tutorial-example-scratch/#Step_1_Install_Angular_via_CLI" text:style-name="Internet_20_link" text:visited-style-name="Visited_20_Internet_20_Link">https://appdividend.com/2018/01/21/angular-5-crud-tutorial-example-scratch/#Step_1_Install_Angular_via_CLI</text:a></text:p>
      <text:p text:style-name="P14">http://www.dotnetmob.com/angular-5-tutorial/angular-5-with-web-api-crud-application/</text:p>
      <text:p text:style-name="P18"/>
      <text:p text:style-name="P4"><text:span text:style-name="T16">Create one directory inside </text:span><text:span text:style-name="Strong_20_Emphasis"><text:span text:style-name="T17">src  &gt;&gt;  app</text:span></text:span><text:span text:style-name="T18"> </text:span><text:span text:style-name="T16">folder called </text:span><text:span text:style-name="Strong_20_Emphasis"><text:span text:style-name="T17">components.</text:span></text:span> </text:p>
      <text:p text:style-name="P5"><text:span text:style-name="T13">ng g </text:span><text:span text:style-name="T15">c</text:span><text:span text:style-name="T14"> </text:span><text:span text:style-name="T13">index</text:span></text:p>
      <text:p text:style-name="P5"><text:span text:style-name="T13">ng g </text:span><text:span text:style-name="T15">c</text:span><text:span text:style-name="T14"> </text:span><text:span text:style-name="T13">create</text:span></text:p>
      <text:p text:style-name="P5"><text:span text:style-name="T13">ng g </text:span><text:span text:style-name="T15">c</text:span><text:span text:style-name="T14"> </text:span><text:span text:style-name="T13">edit</text:span> </text:p>
      <text:p text:style-name="P5"/>
      <text:p text:style-name="P20">//"node_modules/ngx-toastr/toastr.css"</text:p>
      <text:p text:style-name="P5"/>
      <text:p text:style-name="P5"/>
      <text:p text:style-name="P8">//create employee model class</text:p>
      <text:section text:style-name="Sect1" text:name="crayon-5b5dd56a7f0a9383222643-4">
        <text:p text:style-name="P10"><text:span text:style-name="T30">ng</text:span><text:span text:style-name="T23"> </text:span><text:span text:style-name="T30">g</text:span><text:span text:style-name="T23"> </text:span><text:span text:style-name="T31">class</text:span><text:span text:style-name="T23"> </text:span><text:span text:style-name="T21">employee</text:span><text:span text:style-name="T23"> </text:span><text:span text:style-name="T26">--</text:span><text:span text:style-name="T21">type</text:span><text:span text:style-name="T26">=</text:span><text:span text:style-name="T21">model</text:span></text:p>
      </text:section>
      <text:section text:style-name="Sect1" text:name="crayon-5b5dd56a7f0a9383222643-5">
        <text:p text:style-name="P9">//create employee service class</text:p>
      </text:section>
      <text:section text:style-name="Sect1" text:name="crayon-5b5dd56a7f0a9383222643-6">
        <text:p text:style-name="P10"><text:soft-page-break/><text:span text:style-name="T30">ng</text:span><text:span text:style-name="T23"> </text:span><text:span text:style-name="T30">g</text:span><text:span text:style-name="T23"> </text:span><text:span text:style-name="T30">s</text:span><text:span text:style-name="T23"> </text:span><text:span text:style-name="T21">employee</text:span></text:p>
        <text:p text:style-name="P10"><text:span text:style-name="T22">$ ng new [name] --style=scss</text:span><text:span text:style-name="T21"> </text:span></text:p>
        <text:p text:style-name="P10"><text:span text:style-name="T22">$ ng new [name] --routing</text:span><text:span text:style-name="T21"> </text:span></text:p>
        <text:p text:style-name="P10"><text:span text:style-name="T22">$ ng new [name] --prefix=myapp</text:span><text:span text:style-name="T21"> </text:span></text:p>
        <text:p text:style-name="P10"><text:span text:style-name="T22">$ ng new [name] --skip-git</text:span><text:span text:style-name="T21"> </text:span></text:p>
      </text:section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ConsolasRegular, 'Courier New', monospace"/>
    <style:font-face style:name="Consolas2" svg:font-family="Consolas, 'Courier New', monospace"/>
    <style:font-face style:name="Consolas" svg:font-family="Consolas, monospace"/>
    <style:font-face style:name="Courier 10 Pitch" svg:font-family="'Courier 10 Pitch', Courier, monospace"/>
    <style:font-face style:name="Mangal1" svg:font-family="Mangal"/>
    <style:font-face style:name="Menlo" svg:font-family="Menlo, Monaco, Consolas, 'Courier New', monospace"/>
    <style:font-face style:name="Menlo1" svg:font-family="Menlo, Monaco, 'Courier New', Courier, monospace"/>
    <style:font-face style:name="Open Sans" svg:font-family="'Open Sans'"/>
    <style:font-face style:name="courier new" svg:font-family="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31T11:27:13.515000000</dc:date>
    <meta:editing-duration>PT7H37M54S</meta:editing-duration>
    <meta:editing-cycles>28</meta:editing-cycles>
    <meta:document-statistic meta:table-count="0" meta:image-count="0" meta:object-count="0" meta:page-count="2" meta:paragraph-count="41" meta:word-count="183" meta:character-count="1547" meta:non-whitespace-character-count="1395"/>
  </office:meta>
</office:document-meta>
</file>